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7112b" officeooo:paragraph-rsid="0007112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7112b" officeooo:paragraph-rsid="0007112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7112b" officeooo:paragraph-rsid="0007112b" style:font-size-asian="15.75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4835in"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839in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319in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799in" style:run-through="foreground" style:vertical-pos="from-top" style:vertical-rel="paragraph" style:horizontal-pos="from-left" style:horizontal-rel="paragraph"/>
    </style:style>
    <style:style style:name="gr5" style:family="graphic">
      <style:graphic-properties draw:fill="none" draw:textarea-vertical-align="middle" draw:auto-grow-height="false" fo:min-height="1.9728in" fo:min-width="0.2346in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161in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492in"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165in" style:run-through="foreground" style:vertical-pos="from-top" style:vertical-rel="paragraph" style:horizontal-pos="from-left" style:horizontal-rel="paragraph"/>
    </style:style>
    <style:style style:name="gr9" style:family="graphic">
      <style:graphic-properties draw:fill="none" draw:textarea-vertical-align="middle" draw:auto-grow-height="false" fo:min-height="1.972in" fo:min-width="0.2346in"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31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reflecteur</text:p>
      <text:p text:style-name="P1"/>
      <text:p text:style-name="P1"/>
      <text:p text:style-name="P2"><text:tab/><text:span text:style-name="T1">Métacode:</text:span></text:p>
      <text:p text:style-name="P2"/>
      <text:p text:style-name="P3"><draw:frame text:anchor-type="paragraph" draw:z-index="0" draw:style-name="gr1" draw:text-style-name="P4" svg:width="1.6823in" svg:height="0.4835in" svg:x="5.2429in" svg:y="3.7429in"><draw:text-box><text:p text:style-name="P4">Algorithme de transport optimal</text:p></draw:text-box></draw:frame><draw:frame text:anchor-type="paragraph" draw:z-index="1" draw:style-name="gr2" draw:text-style-name="P4" svg:width="2.2488in" svg:height="0.4843in" svg:x="2.0283in" svg:y="0.452in"><draw:text-box><text:p text:style-name="P4">Fichier texte décrivant la cible (nb points, coordonnées,...)</text:p></draw:text-box></draw:frame><draw:frame text:anchor-type="paragraph" draw:z-index="2" draw:style-name="gr3" draw:text-style-name="P4" svg:width="2.398in" svg:height="0.5323in" svg:x="1.0799in" svg:y="1.9689in"><draw:text-box><text:p text:style-name="P4">Triangulation de la cible, Échantillonnage de la source</text:p></draw:text-box></draw:frame><draw:frame text:anchor-type="paragraph" draw:z-index="3" draw:style-name="gr4" draw:text-style-name="P4" svg:width="2.2807in" svg:height="0.7803in" svg:x="1.0472in" svg:y="3.0965in"><draw:text-box><text:p text:style-name="P4">Estimation de la solution en envoyant le cercle circonscrit <text:s/>de la source dans le cercle inscrit de la cible.</text:p></draw:text-box></draw:frame><draw:custom-shape text:anchor-type="paragraph" draw:z-index="4" draw:style-name="gr5" draw:text-style-name="P4" svg:width="0.6496in" svg:height="2.0815in" svg:x="4.2772in" svg:y="0.452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5" draw:style-name="gr6" draw:text-style-name="P4" svg:width="1.998in" svg:height="0.5161in" svg:x="5.1764in" svg:y="1.2752in"><draw:text-box><text:p text:style-name="P4">Input processing</text:p></draw:text-box></draw:frame><draw:frame text:anchor-type="paragraph" draw:z-index="6" draw:style-name="gr6" draw:text-style-name="P4" svg:width="2.1476in" svg:height="0.5161in" svg:x="1.1307in" svg:y="4.5008in"><draw:text-box><text:p text:style-name="P4">Détermination du potentiel psi, solution du problème</text:p></draw:text-box></draw:frame><draw:frame text:anchor-type="paragraph" draw:z-index="7" draw:style-name="gr7" draw:text-style-name="P4" svg:width="2.0488in" svg:height="0.5496in" svg:x="1.1965in" svg:y="5.6291in"><draw:text-box><text:p text:style-name="P4">Interpolation de la solution et évaluation du gradient</text:p></draw:text-box></draw:frame><draw:frame text:anchor-type="paragraph" draw:z-index="8" draw:style-name="gr8" draw:text-style-name="P4" svg:width="1.9323in" svg:height="0.5169in" svg:x="1.2134in" svg:y="6.7583in"><draw:text-box><text:p text:style-name="P4">Test de la solution par lancer de rayons</text:p></draw:text-box></draw:frame><draw:custom-shape text:anchor-type="paragraph" draw:z-index="9" draw:style-name="gr9" draw:text-style-name="P4" svg:width="0.6496in" svg:height="2.0807in" svg:x="4.2772in" svg:y="2.9839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0" draw:style-name="gr5" draw:text-style-name="P4" svg:width="0.6496in" svg:height="2.0815in" svg:x="4.2772in" svg:y="5.4193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1" draw:style-name="gr1" draw:text-style-name="P4" svg:width="1.6823in" svg:height="0.4835in" svg:x="5.3591in" svg:y="6.3075in"><draw:text-box><text:p text:style-name="P4">Output processing</text:p></draw:text-box></draw:frame><draw:line text:anchor-type="paragraph" draw:z-index="12" draw:style-name="gr10" draw:text-style-name="P5" svg:x1="3.0154in" svg:y1="0.9362in" svg:x2="2.3965in" svg:y2="1.8551in"><text:p/></draw:line><draw:line text:anchor-type="paragraph" draw:z-index="13" draw:style-name="gr10" draw:text-style-name="P5" svg:x1="2.2295in" svg:y1="2.4689in" svg:x2="2.2295in" svg:y2="3.0969in"><text:p/></draw:line><draw:line text:anchor-type="paragraph" draw:z-index="14" draw:style-name="gr10" draw:text-style-name="P5" svg:x1="1.4756in" svg:y1="0.9598in" svg:x2="2.063in" svg:y2="1.8327in"><text:p/></draw:line><draw:line text:anchor-type="paragraph" draw:z-index="15" draw:style-name="gr10" draw:text-style-name="P5" svg:x1="2.1791in" svg:y1="5.0173in" svg:x2="2.1791in" svg:y2="5.6299in"><text:p/></draw:line><draw:line text:anchor-type="paragraph" draw:z-index="16" draw:style-name="gr10" draw:text-style-name="P5" svg:x1="2.1626in" svg:y1="6.1461in" svg:x2="2.1626in" svg:y2="6.7587in"><text:p/></draw:line><draw:line text:anchor-type="paragraph" draw:z-index="18" draw:style-name="gr10" draw:text-style-name="P5" svg:x1="2.2102in" svg:y1="3.876in" svg:x2="2.2102in" svg:y2="4.4906in"><text:p/></draw:line><draw:frame text:anchor-type="paragraph" draw:z-index="17" draw:style-name="gr11" draw:text-style-name="P4" svg:width="1.6516in" svg:height="0.315in" svg:x="0.3772in" svg:y="0.5654in"><draw:text-box><text:p text:style-name="P4">Image N&amp;B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2:12:49.226584841</meta:creation-date>
    <dc:date>2015-01-14T16:54:50.618152472</dc:date>
    <meta:editing-duration>PT25M29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3" meta:character-count="34" meta:non-whitespace-character-count="32"/>
  </office:meta>
</office:document-meta>
</file>